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DejaVu Sans Mono" fo:font-size="10pt" style:font-size-asian="10pt" style:font-size-complex="10pt"/>
    </style:style>
    <style:style style:name="T6" style:family="text">
      <style:text-properties style:font-name="Nimbus Sans L" fo:font-size="14pt" style:font-size-asian="14pt" style:font-size-complex="14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108 : xarrows() in 3D : Adding a Z optional parameter</text:h>
      <text:p text:style-name="P2"/>
      <text:p text:style-name="P1"/>
      <text:p text:style-name="P1">Version: 1.0</text:p>
      <text:p text:style-name="P1">Author: Samuel GOUGEON</text:p>
      <text:p text:style-name="P1">Review: </text:p>
      <text:p text:style-name="P1">Commented: </text:p>
      <text:p text:style-name="P1">State: </text:p>
      <text:p text:style-name="P1">Scilab-Version: 5.4</text:p>
      <text:p text:style-name="P1">Created: 2011-08-31</text:p>
      <text:p text:style-name="P2"/>
      <text:h text:style-name="P7" text:outline-level="3">Abstract</text:h>
      <text:p text:style-name="P1">xarrows() already allows to draw a set of arrows in 3D. However, the Z coordinates must be given through the handle, since xarrows() does not accept them as input argument. This SEP aims to add an optional Z parameter to xarrows().</text:p>
      <text:h text:style-name="P7" text:outline-level="3">Rationale</text:h>
      <text:p text:style-name="P3">The abilities of xarrows() in 3D are demonstrated in the wish <text:a xlink:type="simple" xlink:href="http://bugzilla.scilab.org/show_bug.cgi?id=9890">#9890</text:a>, <text:a xlink:type="simple" xlink:href="http://bugzilla.scilab.org/show_bug.cgi?id=9890#c2">comment#2,</text:a> posted on bugzilla, through a proposed demo (see the <text:a xlink:type="simple" xlink:href="http://bugzilla.scilab.org/attachment.cgi?id=2609">script</text:a>).</text:p>
      <text:p text:style-name="P3">The <text:span text:style-name="T2">present xarrows() synopsis</text:span> is : <text:span text:style-name="T2">xarrows(nx, ny [, arsize, style])</text:span> <text:s text:c="2"/>where</text:p>
      <text:list xml:id="list1643202117" text:style-name="L1">
        <text:list-item>
          <text:p text:style-name="P5"><text:span text:style-name="T1">nx</text:span> and <text:span text:style-name="T1">ny</text:span> are 2 matrices (at least (2x1) matrices)</text:p>
        </text:list-item>
        <text:list-item>
          <text:p text:style-name="P5"><text:span text:style-name="T1">arsize</text:span> is a real scalar</text:p>
        </text:list-item>
        <text:list-item>
          <text:p text:style-name="P5"><text:span text:style-name="T1">style</text:span> is a vector, but cannot be specified without the previous <text:span text:style-name="T1">arsize</text:span> scalar</text:p>
        </text:list-item>
      </text:list>
      <text:p text:style-name="P3">The <text:span text:style-name="T2">proposed synopsis</text:span> would become : <text:span text:style-name="T2">xarrows(nx, ny [, nz] [, arsize, style])</text:span></text:p>
      <text:p text:style-name="P3"><text:span text:style-name="T8">This would be very similar to the present xsegs() synopsis : </text:span><text:span text:style-name="T2">xsegs(xv, yv [,zv] [,style])</text:span></text:p>
      <text:p text:style-name="P4">What about back-compatibility?</text:p>
      <text:p text:style-name="P3"><text:span text:style-name="T7">As for </text:span><text:span text:style-name="T1">nx</text:span><text:span text:style-name="T7"> and </text:span><text:span text:style-name="T1">ny, nz</text:span> would be necessarily at least a (2x1) matrix. It could in no way be confused with the only next possible option <text:span text:style-name="T1">arsize</text:span> -- that is a scalar. Therefore, it would be possible to parse the new list of input arguments in a full back-compatibility way, as <text:s/>xsegs() already does.</text:p>
      <text:h text:style-name="P7" text:outline-level="3"><text:span text:style-name="Teletype"><text:span text:style-name="T6">Example of usage</text:span></text:span></text:h>
      <text:p text:style-name="P3"><text:span text:style-name="Teletype"><text:span text:style-name="T3"><text:s text:c="4"/>N = 100;</text:span></text:span></text:p>
      <text:p text:style-name="P3"><text:span text:style-name="Teletype"><text:span text:style-name="T3"><text:s text:c="4"/>zi = linspace(-1,2,N); <text:s text:c="2"/>zf = zi;</text:span></text:span></text:p>
      <text:p text:style-name="P3"><text:span text:style-name="Teletype"><text:span text:style-name="T3"><text:s text:c="4"/>theta = (zi - min(zi))/(max(zi)-min(zi))*720;</text:span></text:span></text:p>
      <text:p text:style-name="P3"><text:span text:style-name="Teletype"><text:span text:style-name="T3"><text:s text:c="4"/>xi = zeros(1,N); <text:s/>xf = cosd(theta);</text:span></text:span></text:p>
      <text:p text:style-name="P3"><text:span text:style-name="Teletype"><text:span text:style-name="T3"><text:s text:c="4"/>yi = zeros(1,N); <text:s/>yf = sind(theta);</text:span></text:span></text:p>
      <text:p text:style-name="P3"><text:span text:style-name="Teletype"><text:span text:style-name="T3"><text:s text:c="4"/>clf, plot3d([-1 1 1 1],[-1 -1 -1 1],[-1 -1 2 2])</text:span></text:span></text:p>
      <text:p text:style-name="P3"><text:span text:style-name="Teletype"><text:span text:style-name="T3"><text:s text:c="4"/></text:span></text:span><text:span text:style-name="Teletype"><text:span text:style-name="T4">xarrows([xi;xf],[yi;yf],[zi;zf],0.7)</text:span></text:span></text:p>
      <text:h text:style-name="P7" text:outline-level="3"><text:soft-page-break/>Changelog</text:h>
      <text:p text:style-name="P3"><text:tab/><text:span text:style-name="T5">1.0 – <text:s/>2011-08-31 : Samuel GOUGEON <text:s/>&lt;sgougeon@free.fr&gt;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creator>Calixte </dc:creator>
    <dc:date>2013-09-24T18:58:41</dc:date>
    <meta:editing-cycles>5</meta:editing-cycles>
    <meta:editing-duration>PT36M33S</meta:editing-duration>
    <meta:document-statistic meta:table-count="0" meta:image-count="0" meta:object-count="0" meta:page-count="2" meta:paragraph-count="30" meta:word-count="268" meta:character-count="1612" meta:non-whitespace-character-count="1335"/>
    <meta:user-defined meta:name="Info 1"/>
    <meta:user-defined meta:name="Info 2"/>
    <meta:user-defined meta:name="Info 3"/>
    <meta:user-defined meta:name="Info 4"/>
  </office:meta>
</office:document-meta>
</file>